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Default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5"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5" table:number-columns-repeated="2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office:value-type="string" calcext:value-type="string">
            <text:p>-836</text:p>
          </table:table-cell>
          <table:table-cell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5"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office:value-type="string" calcext:value-type="string">
            <text:p>-2416.5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</text:p>
          </table:table-cell>
          <table:table-cell office:value-type="string" calcext:value-type="string">
            <text:p>2 43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25" table:number-columns-repeated="15360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51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02:32:24.1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01T02:45:21.217000000</dc:date>
    <meta:editing-duration>P11DT6H41M38S</meta:editing-duration>
    <meta:editing-cycles>4988</meta:editing-cycles>
    <meta:document-statistic meta:table-count="7" meta:cell-count="13735" meta:object-count="0"/>
    <meta:user-defined meta:name="qrichtext">1</meta:user-defined>
  </office:meta>
</office:document-meta>
</file>